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3dd" officeooo:paragraph-rsid="001fa3dd"/>
    </style:style>
    <style:style style:name="P2" style:family="paragraph" style:parent-style-name="Standard">
      <style:text-properties officeooo:rsid="001fa3dd" officeooo:paragraph-rsid="00218881"/>
    </style:style>
    <style:style style:name="P3" style:family="paragraph" style:parent-style-name="Standard">
      <style:text-properties officeooo:rsid="00218881" officeooo:paragraph-rsid="00218881"/>
    </style:style>
    <style:style style:name="P4" style:family="paragraph" style:parent-style-name="Standard">
      <style:text-properties officeooo:rsid="00218881" officeooo:paragraph-rsid="00220d95"/>
    </style:style>
    <style:style style:name="T1" style:family="text">
      <style:text-properties officeooo:rsid="001fa3dd"/>
    </style:style>
    <style:style style:name="T2" style:family="text">
      <style:text-properties officeooo:rsid="00218881"/>
    </style:style>
    <style:style style:name="T3" style:family="text">
      <style:text-properties officeooo:rsid="00220d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a- <text:span text:style-name="T2">3</text:span> O{1};</text:p>
      <text:p text:style-name="P1">b- <text:span text:style-name="T2">4</text:span> O{1};</text:p>
      <text:p text:style-name="P1">c- <text:span text:style-name="T2">3</text:span> + <text:span text:style-name="T2">3</text:span>n <text:s/>O{n}</text:p>
      <text:p text:style-name="P1">2)</text:p>
      <text:p text:style-name="P2">a – 2 + 9 n /<text:span text:style-name="T2">2 </text:span>O{n}</text:p>
      <text:p text:style-name="P2">b – <text:span text:style-name="T2">3 + 10000 * 12 </text:span>O{<text:span text:style-name="T2">1</text:span>}</text:p>
      <text:p text:style-name="P2"><text:span text:style-name="T2">c - <text:s/>2 + 3n </text:span>O{n}</text:p>
      <text:p text:style-name="P3">d – 7+ n * 2 * n * 5 <text:span text:style-name="T1">O{n”</text:span>2<text:span text:style-name="T1">}</text:span></text:p>
      <text:p text:style-name="P4">e <text:s/>- 4 + <text:span text:style-name="T3">n O{1} + m*O{1} </text:span><text:span text:style-name="T1">O{n</text:span><text:span text:style-name="T3">+m</text:span><text:span text:style-name="T1">}</text:span></text:p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30:55.351410980</meta:creation-date>
    <meta:editing-duration>PT40M59S</meta:editing-duration>
    <meta:editing-cycles>2</meta:editing-cycles>
    <meta:generator>LibreOffice/7.3.7.2$Linux_X86_64 LibreOffice_project/30$Build-2</meta:generator>
    <dc:date>2025-09-15T12:42:32.763280747</dc:date>
    <meta:document-statistic meta:table-count="0" meta:image-count="0" meta:object-count="0" meta:page-count="1" meta:paragraph-count="10" meta:word-count="52" meta:character-count="155" meta:non-whitespace-character-count="107"/>
  </office:meta>
</office:document-meta>
</file>